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5.566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4.967cm"/>
    </style:style>
    <style:style style:name="co7" style:family="table-column">
      <style:table-column-properties fo:break-before="auto" style:column-width="4.3cm"/>
    </style:style>
    <style:style style:name="co8" style:family="table-column">
      <style:table-column-properties fo:break-before="auto" style:column-width="5.193cm"/>
    </style:style>
    <style:style style:name="co9" style:family="table-column">
      <style:table-column-properties fo:break-before="auto" style:column-width="2.33cm"/>
    </style:style>
    <style:style style:name="co10" style:family="table-column">
      <style:table-column-properties fo:break-before="auto" style:column-width="2.746cm"/>
    </style:style>
    <style:style style:name="co11" style:family="table-column">
      <style:table-column-properties fo:break-before="auto" style:column-width="2.718cm"/>
    </style:style>
    <style:style style:name="co12" style:family="table-column">
      <style:table-column-properties fo:break-before="auto" style:column-width="14.573cm"/>
    </style:style>
    <style:style style:name="co13" style:family="table-column">
      <style:table-column-properties fo:break-before="auto" style:column-width="16.233cm"/>
    </style:style>
    <style:style style:name="co14" style:family="table-column">
      <style:table-column-properties fo:break-before="auto" style:column-width="4.217cm"/>
    </style:style>
    <style:style style:name="co15" style:family="table-column">
      <style:table-column-properties fo:break-before="auto" style:column-width="2.829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/>
    </style:style>
    <style:style style:name="ce2" style:family="table-cell" style:parent-style-name="Default">
      <style:table-cell-properties fo:border-bottom="0.002cm solid #000000" fo:background-color="#cccccc" fo:border-left="0.002cm solid #000000" fo:border-right="none" fo:border-top="0.002cm solid #000000"/>
      <style:text-properties style:font-name="Courier New" fo:font-weight="bold"/>
    </style:style>
    <style:style style:name="ce3" style:family="table-cell" style:parent-style-name="Default">
      <style:table-cell-properties fo:border-bottom="none" fo:background-color="#e6e6e6" fo:border-left="0.002cm solid #000000" fo:border-right="none" fo:border-top="none"/>
      <style:text-properties style:font-name="Courier New"/>
    </style:style>
    <style:style style:name="ce4" style:family="table-cell" style:parent-style-name="Default">
      <style:table-cell-properties fo:border-bottom="none" fo:background-color="#e6e6e6" fo:border-left="0.002cm solid #000000" fo:border-right="none" fo:border-top="none"/>
      <style:text-properties style:use-window-font-color="true" style:font-name="Courier New"/>
    </style:style>
    <style:style style:name="ce5" style:family="table-cell" style:parent-style-name="Default">
      <style:table-cell-properties fo:border-bottom="0.002cm solid #000000" fo:background-color="#e6e6e6" fo:border-left="0.002cm solid #000000" fo:border-right="none" fo:border-top="none"/>
      <style:text-properties style:font-name="Courier New"/>
    </style:style>
    <style:style style:name="ce6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style:font-name="Courier New" fo:font-weight="bold"/>
    </style:style>
    <style:style style:name="ce7" style:family="table-cell" style:parent-style-name="Default">
      <style:table-cell-properties fo:background-color="#e6e6e6"/>
      <style:text-properties style:font-name="Courier New"/>
    </style:style>
    <style:style style:name="ce8" style:family="table-cell" style:parent-style-name="Default">
      <style:table-cell-properties fo:background-color="#e6e6e6" fo:border="none"/>
      <style:text-properties style:use-window-font-color="true" style:font-name="Courier New"/>
    </style:style>
    <style:style style:name="ce9" style:family="table-cell" style:parent-style-name="Default">
      <style:table-cell-properties fo:border-bottom="0.002cm solid #000000" fo:background-color="#e6e6e6" fo:border-left="none" fo:border-right="none" fo:border-top="none"/>
      <style:text-properties style:font-name="Courier New"/>
    </style:style>
    <style:style style:name="ce10" style:family="table-cell" style:parent-style-name="Default">
      <style:table-cell-properties fo:border-bottom="0.002cm solid #000000" fo:background-color="#cccccc" fo:border-left="none" fo:border-right="0.002cm solid #000000" fo:border-top="0.002cm solid #000000"/>
      <style:text-properties style:font-name="Courier New" fo:font-weight="bold"/>
    </style:style>
    <style:style style:name="ce11" style:family="table-cell" style:parent-style-name="Default">
      <style:table-cell-properties fo:border-bottom="none" fo:background-color="#e6e6e6" fo:border-left="none" fo:border-right="0.002cm solid #000000" fo:border-top="none"/>
      <style:text-properties style:font-name="Courier New"/>
    </style:style>
    <style:style style:name="ce12" style:family="table-cell" style:parent-style-name="Default">
      <style:table-cell-properties fo:border-bottom="none" fo:background-color="#e6e6e6" fo:border-left="none" fo:border-right="0.002cm solid #000000" fo:border-top="none"/>
      <style:text-properties style:use-window-font-color="true" style:font-name="Courier New"/>
    </style:style>
    <style:style style:name="ce13" style:family="table-cell" style:parent-style-name="Default">
      <style:table-cell-properties fo:border-bottom="0.002cm solid #000000" fo:background-color="#e6e6e6" fo:border-left="none" fo:border-right="0.002cm solid #000000" fo:border-top="none"/>
      <style:text-properties style:font-name="Courier New"/>
    </style:style>
    <style:style style:name="ce14" style:family="table-cell" style:parent-style-name="Default">
      <style:table-cell-properties fo:background-color="transparent" fo:border="none"/>
      <style:text-properties style:use-window-font-color="true"/>
    </style:style>
    <style:style style:name="ce15" style:family="table-cell" style:parent-style-name="Default">
      <style:table-cell-properties fo:border-bottom="0.002cm solid #000000" fo:background-color="#cccccc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Courier New" fo:font-weight="bold"/>
    </style:style>
    <style:style style:name="ce16" style:family="table-cell" style:parent-style-name="Default">
      <style:table-cell-properties fo:border-bottom="none" fo:background-color="#e6e6e6" style:text-align-source="fix" style:repeat-content="false" fo:border-left="0.002cm solid #000000" fo:border-right="none" fo:border-top="none"/>
      <style:paragraph-properties fo:text-align="start" fo:margin-left="0cm"/>
      <style:text-properties style:font-name="Courier New"/>
    </style:style>
    <style:style style:name="ce1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none"/>
      <style:paragraph-properties fo:text-align="start" fo:margin-left="0cm"/>
      <style:text-properties style:font-name="Courier New"/>
    </style:style>
    <style:style style:name="ce18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  <style:text-properties style:font-name="Courier New" fo:font-weight="bold"/>
    </style:style>
    <style:style style:name="ce19" style:family="table-cell" style:parent-style-name="Default">
      <style:table-cell-properties fo:background-color="#e6e6e6" fo:border="none"/>
      <style:text-properties style:font-name="Courier New"/>
    </style:style>
    <style:style style:name="ce20" style:family="table-cell" style:parent-style-name="Default">
      <style:table-cell-properties fo:border-bottom="0.002cm solid #000000" fo:background-color="#cccccc" style:text-align-source="fix" style:repeat-content="false" fo:border-left="none" fo:border-right="0.002cm solid #000000" fo:border-top="0.002cm solid #000000"/>
      <style:paragraph-properties fo:text-align="end" fo:margin-left="0cm"/>
      <style:text-properties style:font-name="Courier New" fo:font-weight="bold"/>
    </style:style>
    <style:style style:name="ce21" style:family="table-cell" style:parent-style-name="Default">
      <style:table-cell-properties fo:border-bottom="none" fo:background-color="#e6e6e6" style:text-align-source="fix" style:repeat-content="false" fo:border-left="none" fo:border-right="0.002cm solid #000000" fo:border-top="none"/>
      <style:paragraph-properties fo:text-align="end" fo:margin-left="0cm"/>
    </style:style>
    <style:style style:name="ce22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none"/>
      <style:paragraph-properties fo:text-align="end" fo:margin-left="0cm"/>
    </style:style>
    <style:style style:name="ce23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style:font-name="Courier New"/>
    </style:style>
    <style:style style:name="ce24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end" fo:margin-left="0cm"/>
      <style:text-properties style:font-name="Courier New"/>
    </style:style>
    <style:style style:name="ce25" style:family="table-cell" style:parent-style-name="Default" style:data-style-name="N113">
      <style:table-cell-properties fo:background-color="#e6e6e6" style:text-align-source="fix" style:repeat-content="false" fo:border="none"/>
      <style:paragraph-properties fo:text-align="end" fo:margin-left="0cm"/>
      <style:text-properties style:font-name="Courier New"/>
    </style:style>
    <style:style style:name="ce26" style:family="table-cell" style:parent-style-name="Default" style:data-style-name="N113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end" fo:margin-left="0cm"/>
      <style:text-properties style:font-name="Courier New"/>
    </style:style>
    <style:style style:name="ce27" style:family="table-cell" style:parent-style-name="Default">
      <style:table-cell-properties fo:border-bottom="none" fo:background-color="#e6e6e6" style:text-align-source="fix" style:repeat-content="false" fo:border-left="none" fo:border-right="0.002cm solid #000000" fo:border-top="none"/>
      <style:paragraph-properties fo:text-align="end" fo:margin-left="0cm"/>
      <style:text-properties style:font-name="Courier New"/>
    </style:style>
    <style:style style:name="ce28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none"/>
      <style:paragraph-properties fo:text-align="end" fo:margin-left="0cm"/>
      <style:text-properties style:font-name="Courier New"/>
    </style:style>
  </office:automatic-styles>
  <office:body>
    <office:spreadsheet>
      <table:table table:name="Neues Forma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11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Beschränktes DC4 Dateiformat (Version $01)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2" office:value-type="string">
            <text:p>Datentyp</text:p>
          </table:table-cell>
          <table:table-cell table:style-name="ce6" office:value-type="string">
            <text:p>Größe</text:p>
          </table:table-cell>
          <table:table-cell table:style-name="ce10" office:value-type="string">
            <text:p>Inhalt</text:p>
          </table:table-cell>
          <table:table-cell table:number-columns-repeated="5"/>
        </table:table-row>
        <table:table-row table:style-name="ro2">
          <table:table-cell office:value-type="string">
            <text:p>Byte</text:p>
          </table:table-cell>
          <table:table-cell office:value-type="string">
            <text:p>1 Byte</text:p>
          </table:table-cell>
          <table:table-cell office:value-type="string">
            <text:p>Idendifikations-Flag</text:p>
          </table:table-cell>
          <table:table-cell table:number-columns-repeated="5"/>
        </table:table-row>
        <table:table-row table:style-name="ro2">
          <table:table-cell office:value-type="string">
            <text:p>Byte</text:p>
          </table:table-cell>
          <table:table-cell office:value-type="string">
            <text:p>1 Byte</text:p>
          </table:table-cell>
          <table:table-cell office:value-type="string">
            <text:p>Versions-Flag ($01)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4" office:value-type="string">
            <text:p>Binary</text:p>
          </table:table-cell>
          <table:table-cell table:style-name="ce8" office:value-type="string">
            <text:p>Variabel</text:p>
          </table:table-cell>
          <table:table-cell table:style-name="ce12" office:value-type="string">
            <text:p>Originaler Dateiname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4" office:value-type="string">
            <text:p>Byte</text:p>
          </table:table-cell>
          <table:table-cell table:style-name="ce8" office:value-type="string">
            <text:p>1 Byte</text:p>
          </table:table-cell>
          <table:table-cell table:style-name="ce12" office:value-type="string">
            <text:p>Abschlusszeichen "?"</text:p>
          </table:table-cell>
          <table:table-cell table:number-columns-repeated="5"/>
        </table:table-row>
        <table:table-row table:style-name="ro2">
          <table:table-cell office:value-type="string">
            <text:p>Binary</text:p>
          </table:table-cell>
          <table:table-cell office:value-type="string">
            <text:p>16 Byte</text:p>
          </table:table-cell>
          <table:table-cell office:value-type="string">
            <text:p>128 Bit Seed</text:p>
          </table:table-cell>
          <table:table-cell table:number-columns-repeated="5"/>
        </table:table-row>
        <table:table-row table:style-name="ro2">
          <table:table-cell office:value-type="string">
            <text:p>Binary</text:p>
          </table:table-cell>
          <table:table-cell office:value-type="string">
            <text:p>Variabel</text:p>
          </table:table-cell>
          <table:table-cell office:value-type="string">
            <text:p>DEC 5.1c Daten (RIJNDAEL + SHA512 + CTS)</text:p>
          </table:table-cell>
          <table:table-cell table:number-columns-repeated="5"/>
        </table:table-row>
        <table:table-row table:style-name="ro2">
          <table:table-cell table:style-name="ce5" office:value-type="string">
            <text:p>Binary</text:p>
          </table:table-cell>
          <table:table-cell table:style-name="ce9" office:value-type="string">
            <text:p>16-64 Byte</text:p>
          </table:table-cell>
          <table:table-cell table:style-name="ce13" office:value-type="string">
            <text:p>Prüfsumme der Daten (Größe abhängig vom Hash)</text:p>
          </table:table-cell>
          <table:table-cell table:number-columns-repeated="5"/>
        </table:table-row>
        <table:table-row table:style-name="ro2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>
            <text:p>Universelles DC4 Dateiformat (Version $00)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2" office:value-type="string">
            <text:p>Datentyp</text:p>
          </table:table-cell>
          <table:table-cell table:style-name="ce6" office:value-type="string">
            <text:p>Größe</text:p>
          </table:table-cell>
          <table:table-cell table:style-name="ce10" office:value-type="string">
            <text:p>Inhalt</text:p>
          </table:table-cell>
          <table:table-cell table:number-columns-repeated="5"/>
        </table:table-row>
        <table:table-row table:style-name="ro2">
          <table:table-cell office:value-type="string">
            <text:p>Byte</text:p>
          </table:table-cell>
          <table:table-cell office:value-type="string">
            <text:p>1 Byte</text:p>
          </table:table-cell>
          <table:table-cell office:value-type="string">
            <text:p>Idendifikations-Flag</text:p>
          </table:table-cell>
          <table:table-cell table:number-columns-repeated="5"/>
        </table:table-row>
        <table:table-row table:style-name="ro2">
          <table:table-cell office:value-type="string">
            <text:p>Byte</text:p>
          </table:table-cell>
          <table:table-cell office:value-type="string">
            <text:p>1 Byte</text:p>
          </table:table-cell>
          <table:table-cell office:value-type="string">
            <text:p>Versions-Flag ($00)</text:p>
          </table:table-cell>
          <table:table-cell table:number-columns-repeated="5"/>
        </table:table-row>
        <table:table-row table:style-name="ro2">
          <table:table-cell table:style-name="ce4" office:value-type="string">
            <text:p>Binary</text:p>
          </table:table-cell>
          <table:table-cell table:style-name="ce8" office:value-type="string">
            <text:p>Variabel</text:p>
          </table:table-cell>
          <table:table-cell table:style-name="ce12" office:value-type="string">
            <text:p>Originaler Dateiname</text:p>
          </table:table-cell>
          <table:table-cell table:number-columns-repeated="5"/>
        </table:table-row>
        <table:table-row table:style-name="ro2">
          <table:table-cell table:style-name="ce4" office:value-type="string">
            <text:p>Byte</text:p>
          </table:table-cell>
          <table:table-cell table:style-name="ce8" office:value-type="string">
            <text:p>1 Byte</text:p>
          </table:table-cell>
          <table:table-cell table:style-name="ce12" office:value-type="string">
            <text:p>Abschlusszeichen "?"</text:p>
          </table:table-cell>
          <table:table-cell table:number-columns-repeated="5"/>
        </table:table-row>
        <table:table-row table:style-name="ro2">
          <table:table-cell office:value-type="string">
            <text:p>Long</text:p>
          </table:table-cell>
          <table:table-cell office:value-type="string">
            <text:p>4 Byte</text:p>
          </table:table-cell>
          <table:table-cell office:value-type="string">
            <text:p>Cipher-Idendität</text:p>
          </table:table-cell>
          <table:table-cell table:number-columns-repeated="5"/>
        </table:table-row>
        <table:table-row table:style-name="ro2">
          <table:table-cell office:value-type="string">
            <text:p>Byte</text:p>
          </table:table-cell>
          <table:table-cell office:value-type="string">
            <text:p>1 Byte</text:p>
          </table:table-cell>
          <table:table-cell office:value-type="string">
            <text:p>Cipher-Modus</text:p>
          </table:table-cell>
          <table:table-cell table:number-columns-repeated="5"/>
        </table:table-row>
        <table:table-row table:style-name="ro2">
          <table:table-cell office:value-type="string">
            <text:p>Long</text:p>
          </table:table-cell>
          <table:table-cell office:value-type="string">
            <text:p>4 Byte</text:p>
          </table:table-cell>
          <table:table-cell office:value-type="string">
            <text:p>Hash-Idendität</text:p>
          </table:table-cell>
          <table:table-cell table:number-columns-repeated="5"/>
        </table:table-row>
        <table:table-row table:style-name="ro2">
          <table:table-cell office:value-type="string">
            <text:p>Byte</text:p>
          </table:table-cell>
          <table:table-cell office:value-type="string">
            <text:p>1 Byte</text:p>
          </table:table-cell>
          <table:table-cell office:value-type="string">
            <text:p>Größenangabe für Seed</text:p>
          </table:table-cell>
          <table:table-cell table:number-columns-repeated="5"/>
        </table:table-row>
        <table:table-row table:style-name="ro2">
          <table:table-cell office:value-type="string">
            <text:p>Binary</text:p>
          </table:table-cell>
          <table:table-cell office:value-type="string">
            <text:p>Variabel</text:p>
          </table:table-cell>
          <table:table-cell office:value-type="string">
            <text:p>Seed</text:p>
          </table:table-cell>
          <table:table-cell table:number-columns-repeated="5"/>
        </table:table-row>
        <table:table-row table:style-name="ro2">
          <table:table-cell office:value-type="string">
            <text:p>Binary</text:p>
          </table:table-cell>
          <table:table-cell office:value-type="string">
            <text:p>Variabel</text:p>
          </table:table-cell>
          <table:table-cell office:value-type="string">
            <text:p>DEC 5.1c Daten</text:p>
          </table:table-cell>
          <table:table-cell table:number-columns-repeated="5"/>
        </table:table-row>
        <table:table-row table:style-name="ro2">
          <table:table-cell office:value-type="string">
            <text:p>Binary</text:p>
          </table:table-cell>
          <table:table-cell office:value-type="string">
            <text:p>8-32 Byte</text:p>
          </table:table-cell>
          <table:table-cell office:value-type="string">
            <text:p>CalcMAC (Nur, wenn Cipher-Modus nicht ECB, Größe abhängig vom Cipher)</text:p>
          </table:table-cell>
          <table:table-cell table:number-columns-repeated="5"/>
        </table:table-row>
        <table:table-row table:style-name="ro2">
          <table:table-cell table:style-name="ce5" office:value-type="string">
            <text:p>Binary</text:p>
          </table:table-cell>
          <table:table-cell table:style-name="ce9" office:value-type="string">
            <text:p>16-64 Byte</text:p>
          </table:table-cell>
          <table:table-cell table:style-name="ce13" office:value-type="string">
            <text:p>Prüfsumme der Daten (Größe abhängig vom Hash)</text:p>
          </table:table-cell>
          <table:table-cell table:number-columns-repeated="5"/>
        </table:table-row>
        <table:table-row table:style-name="ro2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1" office:value-type="string">
            <text:p>Originales Dateiformat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Default" table:number-columns-repeated="3"/>
          <table:table-cell table:number-columns-repeated="5"/>
        </table:table-row>
        <table:table-row table:style-name="ro2">
          <table:table-cell table:style-name="ce2" office:value-type="string">
            <text:p>Datentyp</text:p>
          </table:table-cell>
          <table:table-cell table:style-name="ce6" office:value-type="string">
            <text:p>Größe</text:p>
          </table:table-cell>
          <table:table-cell table:style-name="ce10" office:value-type="string">
            <text:p>Inhalt</text:p>
          </table:table-cell>
          <table:table-cell table:number-columns-repeated="5"/>
        </table:table-row>
        <table:table-row table:style-name="ro2">
          <table:table-cell office:value-type="string">
            <text:p>Long</text:p>
          </table:table-cell>
          <table:table-cell office:value-type="string">
            <text:p>4 Byte</text:p>
          </table:table-cell>
          <table:table-cell office:value-type="string">
            <text:p>Cipher-Idendität</text:p>
          </table:table-cell>
          <table:table-cell table:number-columns-repeated="5"/>
        </table:table-row>
        <table:table-row table:style-name="ro2">
          <table:table-cell office:value-type="string">
            <text:p>Byte</text:p>
          </table:table-cell>
          <table:table-cell office:value-type="string">
            <text:p>1 Byte</text:p>
          </table:table-cell>
          <table:table-cell office:value-type="string">
            <text:p>Cipher-Modus</text:p>
          </table:table-cell>
          <table:table-cell table:number-columns-repeated="5"/>
        </table:table-row>
        <table:table-row table:style-name="ro2">
          <table:table-cell office:value-type="string">
            <text:p>Long</text:p>
          </table:table-cell>
          <table:table-cell office:value-type="string">
            <text:p>4 Byte</text:p>
          </table:table-cell>
          <table:table-cell office:value-type="string">
            <text:p>Hash-Idendität</text:p>
          </table:table-cell>
          <table:table-cell table:number-columns-repeated="5"/>
        </table:table-row>
        <table:table-row table:style-name="ro2">
          <table:table-cell office:value-type="string">
            <text:p>Byte</text:p>
          </table:table-cell>
          <table:table-cell office:value-type="string">
            <text:p>1 Byte</text:p>
          </table:table-cell>
          <table:table-cell office:value-type="string">
            <text:p>Größenangabe für Seed</text:p>
          </table:table-cell>
          <table:table-cell table:number-columns-repeated="5"/>
        </table:table-row>
        <table:table-row table:style-name="ro2">
          <table:table-cell office:value-type="string">
            <text:p>Binary</text:p>
          </table:table-cell>
          <table:table-cell office:value-type="string">
            <text:p>Variabel</text:p>
          </table:table-cell>
          <table:table-cell office:value-type="string">
            <text:p>Seed</text:p>
          </table:table-cell>
          <table:table-cell table:number-columns-repeated="5"/>
        </table:table-row>
        <table:table-row table:style-name="ro2">
          <table:table-cell office:value-type="string">
            <text:p>Long</text:p>
          </table:table-cell>
          <table:table-cell office:value-type="string">
            <text:p>4 Byte</text:p>
          </table:table-cell>
          <table:table-cell office:value-type="string">
            <text:p>Größenangabe für Daten</text:p>
          </table:table-cell>
          <table:table-cell table:number-columns-repeated="5"/>
        </table:table-row>
        <table:table-row table:style-name="ro2">
          <table:table-cell office:value-type="string">
            <text:p>Binary</text:p>
          </table:table-cell>
          <table:table-cell office:value-type="string">
            <text:p>Variabel</text:p>
          </table:table-cell>
          <table:table-cell office:value-type="string">
            <text:p>Daten</text:p>
          </table:table-cell>
          <table:table-cell table:number-columns-repeated="5"/>
        </table:table-row>
        <table:table-row table:style-name="ro2">
          <table:table-cell office:value-type="string">
            <text:p>Byte</text:p>
          </table:table-cell>
          <table:table-cell office:value-type="string">
            <text:p>1 Byte</text:p>
          </table:table-cell>
          <table:table-cell office:value-type="string">
            <text:p>Größenangabe für CalcMAC</text:p>
          </table:table-cell>
          <table:table-cell table:number-columns-repeated="5"/>
        </table:table-row>
        <table:table-row table:style-name="ro2">
          <table:table-cell table:style-name="ce5" office:value-type="string">
            <text:p>Binary</text:p>
          </table:table-cell>
          <table:table-cell table:style-name="ce9" office:value-type="string">
            <text:p>16-64 Byte</text:p>
          </table:table-cell>
          <table:table-cell table:style-name="ce13" office:value-type="string">
            <text:p>CalcMAC (Größe abhängig vom Cipher)</text:p>
          </table:table-cell>
          <table:table-cell table:number-columns-repeated="5"/>
        </table:table-row>
      </table:table>
      <table:table table:name="Flag" table:style-name="ta1" table:print="false">
        <office:forms form:automatic-focus="false" form:apply-design-mode="false"/>
        <table:table-column table:style-name="co1" table:default-cell-style-name="ce1"/>
        <table:table-column table:style-name="co6" table:default-cell-style-name="Default"/>
        <table:table-row table:style-name="ro1">
          <table:table-cell office:value-type="string">
            <text:p>Idendifikations-Flag</text:p>
          </table:table-cell>
          <table:table-cell/>
        </table:table-row>
        <table:table-row table:style-name="ro2">
          <table:table-cell table:style-name="Default"/>
          <table:table-cell/>
        </table:table-row>
        <table:table-row table:style-name="ro2">
          <table:table-cell table:style-name="ce2" office:value-type="string">
            <text:p>Wert</text:p>
          </table:table-cell>
          <table:table-cell table:style-name="ce10" office:value-type="string">
            <text:p>Bedeutung</text:p>
          </table:table-cell>
        </table:table-row>
        <table:table-row table:style-name="ro2">
          <table:table-cell table:style-name="ce3" office:value-type="string">
            <text:p>00h</text:p>
          </table:table-cell>
          <table:table-cell table:style-name="ce11" office:value-type="string">
            <text:p>Unkomprimierte Datei</text:p>
          </table:table-cell>
        </table:table-row>
        <table:table-row table:style-name="ro2">
          <table:table-cell table:style-name="ce5" office:value-type="string">
            <text:p>01h</text:p>
          </table:table-cell>
          <table:table-cell table:style-name="ce13" office:value-type="string">
            <text:p>Komprimierter Ordner</text:p>
          </table:table-cell>
        </table:table-row>
      </table:table>
      <table:table table:name="Cipher" table:style-name="ta1" table:print="false">
        <office:forms form:automatic-focus="false" form:apply-design-mode="false"/>
        <table:table-column table:style-name="co7" table:default-cell-style-name="ce16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1" table:default-cell-style-name="ce19"/>
        <table:table-column table:style-name="co1" table:default-cell-style-name="ce21"/>
        <table:table-column table:style-name="co12" table:default-cell-style-name="Default"/>
        <table:table-row table:style-name="ro1">
          <table:table-cell table:style-name="ce1" office:value-type="string">
            <text:p>Cipher-Algorithmen</text:p>
          </table:table-cell>
          <table:table-cell table:style-name="Default" table:number-columns-repeated="6"/>
          <table:table-cell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ce15" office:value-type="string">
            <text:p>Klassenname</text:p>
          </table:table-cell>
          <table:table-cell table:style-name="ce6" office:value-type="string">
            <text:p>ID bei Basis 59178954h</text:p>
          </table:table-cell>
          <table:table-cell table:style-name="ce18" office:value-type="string">
            <text:p>Keysize</text:p>
          </table:table-cell>
          <table:table-cell table:style-name="ce18" office:value-type="string">
            <text:p>Blocksize</text:p>
          </table:table-cell>
          <table:table-cell table:style-name="ce18" office:value-type="string">
            <text:p>Buffersize</text:p>
          </table:table-cell>
          <table:table-cell table:style-name="ce18" office:value-type="string">
            <text:p>Usersize</text:p>
          </table:table-cell>
          <table:table-cell table:style-name="ce20" office:value-type="string">
            <text:p>Usersave</text:p>
          </table:table-cell>
          <table:table-cell office:value-type="string">
            <text:p>Entwicklung / Vertrieb</text:p>
          </table:table-cell>
        </table:table-row>
        <table:table-row table:style-name="ro2">
          <table:table-cell office:value-type="string">
            <text:p>TCipher_Blowfish</text:p>
          </table:table-cell>
          <table:table-cell office:value-type="string">
            <text:p>93 87 94 76 </text:p>
          </table:table-cell>
          <table:table-cell office:value-type="float" office:value="56">
            <text:p>56</text:p>
          </table:table-cell>
          <table:table-cell table:number-columns-repeated="2" office:value-type="float" office:value="8">
            <text:p>8</text:p>
          </table:table-cell>
          <table:table-cell office:value-type="float" office:value="4168">
            <text:p>4168</text:p>
          </table:table-cell>
          <table:table-cell office:value-type="string">
            <text:p>Nein</text:p>
          </table:table-cell>
          <table:table-cell office:value-type="string">
            <text:p>Bruce Schneier</text:p>
          </table:table-cell>
        </table:table-row>
        <table:table-row table:style-name="ro2">
          <table:table-cell office:value-type="string">
            <text:p>TCipher_Twofish</text:p>
          </table:table-cell>
          <table:table-cell office:value-type="string">
            <text:p>74 E4 85 04 </text:p>
          </table:table-cell>
          <table:table-cell office:value-type="float" office:value="32">
            <text:p>32</text:p>
          </table:table-cell>
          <table:table-cell table:number-columns-repeated="2" office:value-type="float" office:value="16">
            <text:p>16</text:p>
          </table:table-cell>
          <table:table-cell office:value-type="float" office:value="4256">
            <text:p>4256</text:p>
          </table:table-cell>
          <table:table-cell office:value-type="string">
            <text:p>Nein</text:p>
          </table:table-cell>
          <table:table-cell office:value-type="string">
            <text:p>Bruce Schneier, Niels Ferguson, John Kelsey, Doug Whiting, David Wagner &amp; Chris Hall </text:p>
          </table:table-cell>
        </table:table-row>
        <table:table-row table:style-name="ro2">
          <table:table-cell office:value-type="string">
            <text:p>TCipher_IDEA</text:p>
          </table:table-cell>
          <table:table-cell office:value-type="string">
            <text:p>FE 56 C7 75 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208">
            <text:p>208</text:p>
          </table:table-cell>
          <table:table-cell office:value-type="string">
            <text:p>Nein</text:p>
          </table:table-cell>
          <table:table-cell office:value-type="string">
            <text:p>Ascom Systec AG</text:p>
          </table:table-cell>
        </table:table-row>
        <table:table-row table:style-name="ro2">
          <table:table-cell office:value-type="string">
            <text:p>TCipher_Cast256</text:p>
          </table:table-cell>
          <table:table-cell office:value-type="string">
            <text:p>80 AC 34 FE </text:p>
          </table:table-cell>
          <table:table-cell office:value-type="float" office:value="32">
            <text:p>32</text:p>
          </table:table-cell>
          <table:table-cell table:number-columns-repeated="2" office:value-type="float" office:value="16">
            <text:p>16</text:p>
          </table:table-cell>
          <table:table-cell office:value-type="float" office:value="384">
            <text:p>384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Mars</text:p>
          </table:table-cell>
          <table:table-cell office:value-type="string">
            <text:p>81 C5 67 17 </text:p>
          </table:table-cell>
          <table:table-cell office:value-type="float" office:value="56">
            <text:p>56</text:p>
          </table:table-cell>
          <table:table-cell table:number-columns-repeated="2"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RC4</text:p>
          </table:table-cell>
          <table:table-cell office:value-type="string">
            <text:p>B4 CD E9 B8 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58">
            <text:p>258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TCipher_RC6</text:p>
          </table:table-cell>
          <table:table-cell office:value-type="string">
            <text:p>5A C3 88 94 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6">
            <text:p>16</text:p>
          </table:table-cell>
          <table:table-cell office:value-type="float" office:value="272">
            <text:p>272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Rijndael</text:p>
          </table:table-cell>
          <table:table-cell office:value-type="string">
            <text:p>3F D6 06 47 </text:p>
          </table:table-cell>
          <table:table-cell office:value-type="float" office:value="32">
            <text:p>32</text:p>
          </table:table-cell>
          <table:table-cell table:number-columns-repeated="2" office:value-type="float" office:value="16">
            <text:p>16</text:p>
          </table:table-cell>
          <table:table-cell office:value-type="float" office:value="480">
            <text:p>480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Square</text:p>
          </table:table-cell>
          <table:table-cell office:value-type="string">
            <text:p>EE 3A F5 FB </text:p>
          </table:table-cell>
          <table:table-cell table:number-columns-repeated="3" office:value-type="float" office:value="16">
            <text:p>16</text:p>
          </table:table-cell>
          <table:table-cell office:value-type="float" office:value="288">
            <text:p>288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SCOP</text:p>
          </table:table-cell>
          <table:table-cell office:value-type="string">
            <text:p>54 E2 AE 73 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548">
            <text:p>1548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TCipher_Sapphire</text:p>
          </table:table-cell>
          <table:table-cell office:value-type="string">
            <text:p>85 94 92 92 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44">
            <text:p>1044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TCipher_1DES</text:p>
          </table:table-cell>
          <table:table-cell office:value-type="string">
            <text:p>A3 64 3E 4E </text:p>
          </table:table-cell>
          <table:table-cell table:number-columns-repeated="3"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2DES</text:p>
          </table:table-cell>
          <table:table-cell office:value-type="string">
            <text:p>B1 D1 91 A0 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512">
            <text:p>512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3DES</text:p>
          </table:table-cell>
          <table:table-cell office:value-type="string">
            <text:p>09 6D F6 C5 </text:p>
          </table:table-cell>
          <table:table-cell office:value-type="float" office:value="24">
            <text:p>24</text:p>
          </table:table-cell>
          <table:table-cell table:number-columns-repeated="2" office:value-type="float" office:value="8">
            <text:p>8</text:p>
          </table:table-cell>
          <table:table-cell office:value-type="float" office:value="768">
            <text:p>768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2DDES</text:p>
          </table:table-cell>
          <table:table-cell office:value-type="string">
            <text:p>B7 AF 63 5F </text:p>
          </table:table-cell>
          <table:table-cell table:number-columns-repeated="3"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3DDES</text:p>
          </table:table-cell>
          <table:table-cell office:value-type="string">
            <text:p>8A CF 4A EF </text:p>
          </table:table-cell>
          <table:table-cell office:value-type="float" office:value="24">
            <text:p>24</text:p>
          </table:table-cell>
          <table:table-cell table:number-columns-repeated="2" office:value-type="float" office:value="16">
            <text:p>16</text:p>
          </table:table-cell>
          <table:table-cell office:value-type="float" office:value="768">
            <text:p>768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3TDES</text:p>
          </table:table-cell>
          <table:table-cell office:value-type="string">
            <text:p>DA D6 1D 70 </text:p>
          </table:table-cell>
          <table:table-cell table:number-columns-repeated="3" office:value-type="float" office:value="24">
            <text:p>24</text:p>
          </table:table-cell>
          <table:table-cell office:value-type="float" office:value="768">
            <text:p>768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3Way</text:p>
          </table:table-cell>
          <table:table-cell office:value-type="string">
            <text:p>93 B4 C7 F6 </text:p>
          </table:table-cell>
          <table:table-cell table:number-columns-repeated="3"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Cast128</text:p>
          </table:table-cell>
          <table:table-cell office:value-type="string">
            <text:p>2A 13 31 67 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Gost</text:p>
          </table:table-cell>
          <table:table-cell office:value-type="string">
            <text:p>63 99 0E 9B </text:p>
          </table:table-cell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Misty</text:p>
          </table:table-cell>
          <table:table-cell office:value-type="string">
            <text:p>94 22 B3 67 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NewDES</text:p>
          </table:table-cell>
          <table:table-cell office:value-type="string">
            <text:p>99 87 EE 5B </text:p>
          </table:table-cell>
          <table:table-cell office:value-type="float" office:value="15">
            <text:p>15</text:p>
          </table:table-cell>
          <table:table-cell table:number-columns-repeated="2"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TCipher_Q128</text:p>
          </table:table-cell>
          <table:table-cell office:value-type="string">
            <text:p>70 66 34 17 </text:p>
          </table:table-cell>
          <table:table-cell table:number-columns-repeated="3"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RC2</text:p>
          </table:table-cell>
          <table:table-cell office:value-type="string">
            <text:p>5D AE 4C 8D </text:p>
          </table:table-cell>
          <table:table-cell office:value-type="float" office:value="128">
            <text:p>128</text:p>
          </table:table-cell>
          <table:table-cell table:number-columns-repeated="2"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RC5</text:p>
          </table:table-cell>
          <table:table-cell office:value-type="string">
            <text:p>C3 CA D9 2E </text:p>
          </table:table-cell>
          <table:table-cell office:value-type="float" office:value="256">
            <text:p>256</text:p>
          </table:table-cell>
          <table:table-cell table:number-columns-repeated="2" office:value-type="float" office:value="8">
            <text:p>8</text:p>
          </table:table-cell>
          <table:table-cell office:value-type="float" office:value="136">
            <text:p>136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SAFER</text:p>
          </table:table-cell>
          <table:table-cell office:value-type="string">
            <text:p>50 A0 29 68 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768">
            <text:p>768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Shark</text:p>
          </table:table-cell>
          <table:table-cell office:value-type="string">
            <text:p>49 0F 5C 31 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Skipjack</text:p>
          </table:table-cell>
          <table:table-cell office:value-type="string">
            <text:p>15 46 09 AB 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2560">
            <text:p>2560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office:value-type="string">
            <text:p>TCipher_TEA</text:p>
          </table:table-cell>
          <table:table-cell office:value-type="string">
            <text:p>C6 75 B7 3F 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string">
            <text:p>Nein</text:p>
          </table:table-cell>
          <table:table-cell/>
        </table:table-row>
        <table:table-row table:style-name="ro2">
          <table:table-cell table:style-name="ce17" office:value-type="string">
            <text:p>TCipher_TEAN</text:p>
          </table:table-cell>
          <table:table-cell table:style-name="ce9" office:value-type="string">
            <text:p>A9 34 FA 95 </text:p>
          </table:table-cell>
          <table:table-cell table:style-name="ce9" office:value-type="float" office:value="16">
            <text:p>16</text:p>
          </table:table-cell>
          <table:table-cell table:number-columns-repeated="2" table:style-name="ce9" office:value-type="float" office:value="8">
            <text:p>8</text:p>
          </table:table-cell>
          <table:table-cell table:style-name="ce9" office:value-type="float" office:value="32">
            <text:p>32</text:p>
          </table:table-cell>
          <table:table-cell table:style-name="ce22" office:value-type="string">
            <text:p>Nein</text:p>
          </table:table-cell>
          <table:table-cell/>
        </table:table-row>
      </table:table>
      <table:table table:name="Modus" table:style-name="ta1" table:print="false">
        <office:forms form:automatic-focus="false" form:apply-design-mode="false"/>
        <table:table-column table:style-name="co1" table:default-cell-style-name="ce3"/>
        <table:table-column table:style-name="co13" table:default-cell-style-name="ce11"/>
        <table:table-row table:style-name="ro1">
          <table:table-cell table:style-name="ce1" office:value-type="string">
            <text:p>Verschlüsselungsmodi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2" office:value-type="string">
            <text:p>Wert</text:p>
          </table:table-cell>
          <table:table-cell table:style-name="ce10" office:value-type="string">
            <text:p>Bedeutung</text:p>
          </table:table-cell>
        </table:table-row>
        <table:table-row table:style-name="ro2">
          <table:table-cell office:value-type="string">
            <text:p>00h</text:p>
          </table:table-cell>
          <table:table-cell office:value-type="string">
            <text:p>CTSx = double CBC, with CFS8 padding of truncated final block</text:p>
          </table:table-cell>
        </table:table-row>
        <table:table-row table:style-name="ro2">
          <table:table-cell office:value-type="string">
            <text:p>01h</text:p>
          </table:table-cell>
          <table:table-cell office:value-type="string">
            <text:p>CBCx = Cipher Block Chainung, with CFB8 padding of truncated final block</text:p>
          </table:table-cell>
        </table:table-row>
        <table:table-row table:style-name="ro2">
          <table:table-cell office:value-type="string">
            <text:p>02h</text:p>
          </table:table-cell>
          <table:table-cell office:value-type="string">
            <text:p>CFB8 = 8bit Cipher Feedback mode</text:p>
          </table:table-cell>
        </table:table-row>
        <table:table-row table:style-name="ro2">
          <table:table-cell office:value-type="string">
            <text:p>03h</text:p>
          </table:table-cell>
          <table:table-cell office:value-type="string">
            <text:p>CFBx = CFB on Blocksize of Cipher</text:p>
          </table:table-cell>
        </table:table-row>
        <table:table-row table:style-name="ro2">
          <table:table-cell office:value-type="string">
            <text:p>04h</text:p>
          </table:table-cell>
          <table:table-cell office:value-type="string">
            <text:p>OFB8 = 8bit Output Feedback mode</text:p>
          </table:table-cell>
        </table:table-row>
        <table:table-row table:style-name="ro2">
          <table:table-cell office:value-type="string">
            <text:p>05h</text:p>
          </table:table-cell>
          <table:table-cell office:value-type="string">
            <text:p>OFBx = OFB on Blocksize bytes</text:p>
          </table:table-cell>
        </table:table-row>
        <table:table-row table:style-name="ro2">
          <table:table-cell office:value-type="string">
            <text:p>06h</text:p>
          </table:table-cell>
          <table:table-cell office:value-type="string">
            <text:p>CFS8 = 8Bit CFS, double CFB</text:p>
          </table:table-cell>
        </table:table-row>
        <table:table-row table:style-name="ro2">
          <table:table-cell office:value-type="string">
            <text:p>07h</text:p>
          </table:table-cell>
          <table:table-cell office:value-type="string">
            <text:p>CFSx = CFS on Blocksize bytes</text:p>
          </table:table-cell>
        </table:table-row>
        <table:table-row table:style-name="ro2">
          <table:table-cell table:style-name="ce5" office:value-type="string">
            <text:p>08h</text:p>
          </table:table-cell>
          <table:table-cell table:style-name="ce13" office:value-type="string">
            <text:p>ECBx = Electronic Code Book</text:p>
          </table:table-cell>
        </table:table-row>
      </table:table>
      <table:table table:name="Hash" table:style-name="ta1" table:print="false">
        <office:forms form:automatic-focus="false" form:apply-design-mode="false"/>
        <table:table-column table:style-name="co14" table:default-cell-style-name="ce16"/>
        <table:table-column table:style-name="co8" table:default-cell-style-name="ce23"/>
        <table:table-column table:style-name="co15" table:default-cell-style-name="ce25"/>
        <table:table-column table:style-name="co1" table:default-cell-style-name="ce27"/>
        <table:table-row table:style-name="ro1">
          <table:table-cell table:style-name="ce1" office:value-type="string">
            <text:p>Hash-Algorithmen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5" office:value-type="string">
            <text:p>Name</text:p>
          </table:table-cell>
          <table:table-cell table:style-name="ce18" office:value-type="string">
            <text:p>ID bei Basis 59178954h</text:p>
          </table:table-cell>
          <table:table-cell table:style-name="ce18" office:value-type="string">
            <text:p>Digestsize</text:p>
          </table:table-cell>
          <table:table-cell table:style-name="ce20" office:value-type="string">
            <text:p>Blocksize</text:p>
          </table:table-cell>
        </table:table-row>
        <table:table-row table:style-name="ro2">
          <table:table-cell office:value-type="string">
            <text:p>THash_MD2</text:p>
          </table:table-cell>
          <table:table-cell office:value-type="string">
            <text:p>14 CE 1B ED 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2">
          <table:table-cell office:value-type="string">
            <text:p>THash_MD4</text:p>
          </table:table-cell>
          <table:table-cell office:value-type="string">
            <text:p>FD AD BE D8 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THash_MD5</text:p>
          </table:table-cell>
          <table:table-cell office:value-type="string">
            <text:p>8A AA 8E 4E 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THash_SHA</text:p>
          </table:table-cell>
          <table:table-cell office:value-type="string">
            <text:p>67 CF FA 1D 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THash_SHA1</text:p>
          </table:table-cell>
          <table:table-cell office:value-type="string">
            <text:p>BC 4F 6D 91 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THash_SHA256</text:p>
          </table:table-cell>
          <table:table-cell office:value-type="string">
            <text:p>59 89 C6 D3 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THash_SHA384</text:p>
          </table:table-cell>
          <table:table-cell office:value-type="string">
            <text:p>03 EB B3 85 </text:p>
          </table:table-cell>
          <table:table-cell office:value-type="float" office:value="48">
            <text:p>48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THash_SHA512</text:p>
          </table:table-cell>
          <table:table-cell office:value-type="string">
            <text:p>3F C7 D1 4B 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THash_Sapphire</text:p>
          </table:table-cell>
          <table:table-cell office:value-type="string">
            <text:p>43 2C F0 A1 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ash_Panama</text:p>
          </table:table-cell>
          <table:table-cell office:value-type="string">
            <text:p>F5 5E 07 32 </text:p>
          </table:table-cell>
          <table:table-cell table:number-columns-repeated="2" office:value-type="float" office:value="32">
            <text:p>32</text:p>
          </table:table-cell>
        </table:table-row>
        <table:table-row table:style-name="ro2">
          <table:table-cell office:value-type="string">
            <text:p>THash_Tiger</text:p>
          </table:table-cell>
          <table:table-cell office:value-type="string">
            <text:p>C9 63 69 DA </text:p>
          </table:table-cell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THash_RipeMD128</text:p>
          </table:table-cell>
          <table:table-cell office:value-type="string">
            <text:p>80 80 98 A3 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THash_RipeMD160</text:p>
          </table:table-cell>
          <table:table-cell office:value-type="string">
            <text:p>EA 37 D5 95 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THash_RipeMD256</text:p>
          </table:table-cell>
          <table:table-cell office:value-type="string">
            <text:p>2A 3F 9D 3A 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THash_RipeMD320</text:p>
          </table:table-cell>
          <table:table-cell office:value-type="string">
            <text:p>8D DF C4 FF 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THash_Haval128</text:p>
          </table:table-cell>
          <table:table-cell office:value-type="string">
            <text:p>77 ED 48 6A 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THash_Haval160</text:p>
          </table:table-cell>
          <table:table-cell office:value-type="string">
            <text:p>1D 5A 05 5C </text:p>
          </table:table-cell>
          <table:table-cell office:value-type="float" office:value="20">
            <text:p>20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THash_Haval192</text:p>
          </table:table-cell>
          <table:table-cell office:value-type="string">
            <text:p>74 CC 78 BF 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THash_Haval224</text:p>
          </table:table-cell>
          <table:table-cell office:value-type="string">
            <text:p>7C 1D BA 18 </text:p>
          </table:table-cell>
          <table:table-cell office:value-type="float" office:value="28">
            <text:p>28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THash_Haval256</text:p>
          </table:table-cell>
          <table:table-cell office:value-type="string">
            <text:p>DD 52 4D F3 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THash_Whirlpool</text:p>
          </table:table-cell>
          <table:table-cell office:value-type="string">
            <text:p>9B A5 28 F0 </text:p>
          </table:table-cell>
          <table:table-cell table:number-columns-repeated="2" office:value-type="float" office:value="64">
            <text:p>64</text:p>
          </table:table-cell>
        </table:table-row>
        <table:table-row table:style-name="ro2">
          <table:table-cell office:value-type="string">
            <text:p>THash_Whirlpool1</text:p>
          </table:table-cell>
          <table:table-cell office:value-type="string">
            <text:p>62 08 99 86 </text:p>
          </table:table-cell>
          <table:table-cell table:number-columns-repeated="2" office:value-type="float" office:value="64">
            <text:p>64</text:p>
          </table:table-cell>
        </table:table-row>
        <table:table-row table:style-name="ro2">
          <table:table-cell office:value-type="string">
            <text:p>THash_Square</text:p>
          </table:table-cell>
          <table:table-cell office:value-type="string">
            <text:p>5E 05 F8 07 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2">
          <table:table-cell office:value-type="string">
            <text:p>THash_Snefru128</text:p>
          </table:table-cell>
          <table:table-cell office:value-type="string">
            <text:p>24 59 74 97 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style-name="ce17" office:value-type="string">
            <text:p>THash_Snefru256</text:p>
          </table:table-cell>
          <table:table-cell table:style-name="ce24" office:value-type="string">
            <text:p>8E E6 71 0E </text:p>
          </table:table-cell>
          <table:table-cell table:style-name="ce26" office:value-type="float" office:value="32">
            <text:p>32</text:p>
          </table:table-cell>
          <table:table-cell table:style-name="ce28" office:value-type="float" office:value="32">
            <text:p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0" number:min-integer-digits="8"/>
    </number:number-style>
    <number:number-style style:name="N109">
      <number:number number:decimal-places="0" number:min-integer-digits="10"/>
    </number:number-style>
    <number:number-style style:name="N110">
      <number:number number:decimal-places="0" number:min-integer-digits="20"/>
    </number:number-style>
    <number:number-style style:name="N111">
      <number:number number:decimal-places="0" number:min-integer-digits="13"/>
    </number:number-style>
    <number:number-style style:name="N112">
      <number:number number:decimal-places="0" number:min-integer-digits="11"/>
    </number:number-style>
    <number:number-style style:name="N113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03">03.08.2006</text:date>, <text:time>00:33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Daniel Marschall</meta:initial-creator>
    <meta:creation-date>2006-07-12T14:25:30</meta:creation-date>
    <dc:date>2006-08-03T00:33:39</dc:date>
    <dc:language>de-DE</dc:language>
    <meta:editing-cycles>44</meta:editing-cycles>
    <meta:editing-duration>PT3H34M59S</meta:editing-duration>
    <meta:user-defined meta:name="Info 1"/>
    <meta:user-defined meta:name="Info 2"/>
    <meta:user-defined meta:name="Info 3"/>
    <meta:user-defined meta:name="Info 4"/>
    <meta:document-statistic meta:table-count="5" meta:cell-count="451"/>
  </office:meta>
</office:document-meta>
</file>